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yster_Ground">
            <text:p>Oyster_Ground</text:p>
          </table:table-cell>
          <table:table-cell office:value-type="string" office:value="radiocarbon">
            <text:p>radiocarbon</text:p>
          </table:table-cell>
          <table:table-cell office:value-type="string" office:value="Hv-12092">
            <text:p>Hv-12092</text:p>
          </table:table-cell>
          <table:table-cell office:value-type="float" office:value="53.74">
            <text:p>53.74</text:p>
          </table:table-cell>
          <table:table-cell office:value-type="float" office:value="4.5">
            <text:p>4.5</text:p>
          </table:table-cell>
          <table:table-cell office:value-type="float" office:value="8750.0">
            <text:p>8750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3.2">
            <text:p>-43.2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Behre2003,BehreEtal1984">
            <text:p>VinkEtal2007,Behre2003,BehreEtal1984</text:p>
          </table:table-cell>
        </table:table-row>
        <table:table-row>
          <table:table-cell office:value-type="string" office:value="Oyster_Ground">
            <text:p>Oyster_Ground</text:p>
          </table:table-cell>
          <table:table-cell office:value-type="string" office:value="radiocarbon">
            <text:p>radiocarbon</text:p>
          </table:table-cell>
          <table:table-cell office:value-type="string" office:value="GrN-5759">
            <text:p>GrN-5759</text:p>
          </table:table-cell>
          <table:table-cell office:value-type="float" office:value="54.0">
            <text:p>54.0</text:p>
          </table:table-cell>
          <table:table-cell office:value-type="float" office:value="4.7">
            <text:p>4.7</text:p>
          </table:table-cell>
          <table:table-cell office:value-type="float" office:value="9445.0">
            <text:p>944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7.7">
            <text:p>-47.7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Jelgersma1979,KidenEtal2002">
            <text:p>VinkEtal2007,Jelgersma1979,KidenEtal20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